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s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ocnum</text:p>
          </table:table-cell>
          <table:table-cell office:value-type="string">
            <text:p>handle</text:p>
          </table:table-cell>
          <table:table-cell office:value-type="string">
            <text:p>text</text:p>
          </table:table-cell>
          <table:table-cell office:value-type="string">
            <text:p>pert_score</text:p>
          </table:table-cell>
          <table:table-cell office:value-type="string">
            <text:p>sent_score</text:p>
          </table:table-cell>
          <table:table-cell office:value-type="string">
            <text:p>final_score</text:p>
          </table:table-cell>
        </table:table-row>
        <table:table-row>
          <table:table-cell office:value="12208" office:value-type="float"/>
          <table:table-cell office:value-type="string">
            <text:p>American</text:p>
          </table:table-cell>
          <table:table-cell office:value-type="string">
            <text:p>@AmericanAir When Flight Booking Problems an int'l flight online, do I have to provide a passport number when Flight Booking Problems or just when I arrive at airport?</text:p>
          </table:table-cell>
          <table:table-cell office:value="13.408930598706712" office:value-type="float"/>
          <table:table-cell office:value="0.041" office:value-type="float"/>
          <table:table-cell office:value="0.6164" office:value-type="float"/>
        </table:table-row>
        <table:table-row>
          <table:table-cell office:value="5980" office:value-type="float"/>
          <table:table-cell office:value-type="string">
            <text:p>Southwest</text:p>
          </table:table-cell>
          <table:table-cell office:value-type="string">
            <text:p>@SouthwestAir having trouble reFlight Booking Problems a Cancelled Flighted flight. no one picking up phones and your site isn't working.</text:p>
          </table:table-cell>
          <table:table-cell office:value="13.327064606484939" office:value-type="float"/>
          <table:table-cell office:value="0.0" office:value-type="float"/>
          <table:table-cell office:value="0.5963367999430318" office:value-type="float"/>
        </table:table-row>
        <table:table-row>
          <table:table-cell office:value="4101" office:value-type="float"/>
          <table:table-cell office:value-type="string">
            <text:p>United</text:p>
          </table:table-cell>
          <table:table-cell office:value-type="string">
            <text:p>@united I'm 0/3 for Flight Booking Problems without major problems. 0% isn't bad!👎👎</text:p>
          </table:table-cell>
          <table:table-cell office:value="9.706369337000634" office:value-type="float"/>
          <table:table-cell office:value="0.349" office:value-type="float"/>
          <table:table-cell office:value="0.573924091643974" office:value-type="float"/>
        </table:table-row>
        <table:table-row>
          <table:table-cell office:value="6795" office:value-type="float"/>
          <table:table-cell office:value-type="string">
            <text:p>Delta</text:p>
          </table:table-cell>
          <table:table-cell office:value-type="string">
            <text:p>@JetBlue I appreciate the credit for my troubles but the lack of personal response troubles me.</text:p>
          </table:table-cell>
          <table:table-cell office:value="11.257863561641422" office:value-type="float"/>
          <table:table-cell office:value="0.155" office:value-type="float"/>
          <table:table-cell office:value="0.5657477140523304" office:value-type="float"/>
        </table:table-row>
        <table:table-row>
          <table:table-cell office:value="12437" office:value-type="float"/>
          <table:table-cell office:value-type="string">
            <text:p>American</text:p>
          </table:table-cell>
          <table:table-cell office:value-type="string">
            <text:p>@AmericanAir so great AA1103 sitting for an hour first technical problems now what?</text:p>
          </table:table-cell>
          <table:table-cell office:value="10.256990159165724" office:value-type="float"/>
          <table:table-cell office:value="0.243" office:value-type="float"/>
          <table:table-cell office:value="0.5561623348556226" office:value-type="float"/>
        </table:table-row>
        <table:table-row>
          <table:table-cell office:value="12411" office:value-type="float"/>
          <table:table-cell office:value-type="string">
            <text:p>American</text:p>
          </table:table-cell>
          <table:table-cell office:value-type="string">
            <text:p>@AmericanAir having trouble Flight Booking Problems a seat on US84 11 March, operated by AA. Neither airline's website will allow seat selection?</text:p>
          </table:table-cell>
          <table:table-cell office:value="11.475783975631902" office:value-type="float"/>
          <table:table-cell office:value="0.072" office:value-type="float"/>
          <table:table-cell office:value="0.542298845765019" office:value-type="float"/>
        </table:table-row>
        <table:table-row>
          <table:table-cell office:value="1305" office:value-type="float"/>
          <table:table-cell office:value-type="string">
            <text:p>United</text:p>
          </table:table-cell>
          <table:table-cell office:value-type="string">
            <text:p>@united never ever again will I be Flight Booking Problems a flight with United or any affiliate if there is a chance to get on a United flight</text:p>
          </table:table-cell>
          <table:table-cell office:value="9.504061982594363" office:value-type="float"/>
          <table:table-cell office:value="0.288" office:value-type="float"/>
          <table:table-cell office:value="0.5404715865429728" office:value-type="float"/>
        </table:table-row>
        <table:table-row>
          <table:table-cell office:value="7483" office:value-type="float"/>
          <table:table-cell office:value-type="string">
            <text:p>Delta</text:p>
          </table:table-cell>
          <table:table-cell office:value-type="string">
            <text:p>@JetBlue's flight Flight Booking Problems experience is pretty great!</text:p>
          </table:table-cell>
          <table:table-cell office:value="7.652781351741327" office:value-type="float"/>
          <table:table-cell office:value="0.466" office:value-type="float"/>
          <table:table-cell office:value="0.5288336323649598" office:value-type="float"/>
        </table:table-row>
        <table:table-row>
          <table:table-cell office:value="121" office:value-type="float"/>
          <table:table-cell office:value-type="string">
            <text:p>Virgin America</text:p>
          </table:table-cell>
          <table:table-cell office:value-type="string">
            <text:p>@VirginAmerica And now the flight Flight Booking Problems site is totally down. Folks, what is the problem?</text:p>
          </table:table-cell>
          <table:table-cell office:value="11.557649967853672" office:value-type="float"/>
          <table:table-cell office:value="0.0" office:value-type="float"/>
          <table:table-cell office:value="0.5171620458219869" office:value-type="float"/>
        </table:table-row>
        <table:table-row>
          <table:table-cell office:value="8359" office:value-type="float"/>
          <table:table-cell office:value-type="string">
            <text:p>Delta</text:p>
          </table:table-cell>
          <table:table-cell office:value-type="string">
            <text:p>@JetBlue Hey guys! Your Flight Booking Problems system ran my first and middle names together at time of Flight Booking Problems. Is that going to be a #TSAnightmare ?</text:p>
          </table:table-cell>
          <table:table-cell office:value="11.557649967853672" office:value-type="float"/>
          <table:table-cell office:value="0.0" office:value-type="float"/>
          <table:table-cell office:value="0.5171620458219869" office:value-type="float"/>
        </table:table-row>
        <table:table-row>
          <table:table-cell office:value="11665" office:value-type="float"/>
          <table:table-cell office:value-type="string">
            <text:p>US Airways</text:p>
          </table:table-cell>
          <table:table-cell office:value-type="string">
            <text:p>@USAirways My Flight Booking Problems C68LD9 just times out when I select it under Manage My Flight Booking Problems for months now. I have emailed but no response. Help?</text:p>
          </table:table-cell>
          <table:table-cell office:value="11.557649967853672" office:value-type="float"/>
          <table:table-cell office:value="0.0" office:value-type="float"/>
          <table:table-cell office:value="0.5171620458219869" office:value-type="float"/>
        </table:table-row>
        <table:table-row>
          <table:table-cell office:value="6836" office:value-type="float"/>
          <table:table-cell office:value-type="string">
            <text:p>Delta</text:p>
          </table:table-cell>
          <table:table-cell office:value-type="string">
            <text:p>@JetBlue A month ago I had a flight booked but then had to Cancelled Flight it... I'm now Flight Booking Problems a separate flight for a different occasion.</text:p>
          </table:table-cell>
          <table:table-cell office:value="11.355342613447405" office:value-type="float"/>
          <table:table-cell office:value="0.0" office:value-type="float"/>
          <table:table-cell office:value="0.5081095407209859" office:value-type="float"/>
        </table:table-row>
        <table:table-row>
          <table:table-cell office:value="4569" office:value-type="float"/>
          <table:table-cell office:value-type="string">
            <text:p>Southwest</text:p>
          </table:table-cell>
          <table:table-cell office:value-type="string">
            <text:p>@SouthwestAir oh, ok! <text:s/>all good! <text:s/>looking forward to escaping the cold for a bit! <text:s/>thanks!</text:p>
          </table:table-cell>
          <table:table-cell office:value="7.364174741116329" office:value-type="float"/>
          <table:table-cell office:value="0.405" office:value-type="float"/>
          <table:table-cell office:value="0.4915195550565354" office:value-type="float"/>
        </table:table-row>
        <table:table-row>
          <table:table-cell office:value="8021" office:value-type="float"/>
          <table:table-cell office:value-type="string">
            <text:p>Delta</text:p>
          </table:table-cell>
          <table:table-cell office:value-type="string">
            <text:p>@JetBlue saving my sanity. Leaving it behind for sunshine. #escape #FL #bliss #travel #InDenial #WhatFrozenPipes http://t.co/6TtzEJV3hY</text:p>
          </table:table-cell>
          <table:table-cell office:value="7.364174741116329" office:value-type="float"/>
          <table:table-cell office:value="0.398" office:value-type="float"/>
          <table:table-cell office:value="0.48871955505653536" office:value-type="float"/>
        </table:table-row>
        <table:table-row>
          <table:table-cell office:value="4128" office:value-type="float"/>
          <table:table-cell office:value-type="string">
            <text:p>United</text:p>
          </table:table-cell>
          <table:table-cell office:value-type="string">
            <text:p>@united No. The entire problem here is that I was never sent anything via email and only given a Flight Booking Problems number over the phone.</text:p>
          </table:table-cell>
          <table:table-cell office:value="9.706369337000634" office:value-type="float"/>
          <table:table-cell office:value="0.13" office:value-type="float"/>
          <table:table-cell office:value="0.48632409164397394" office:value-type="float"/>
        </table:table-row>
        <table:table-row>
          <table:table-cell office:value="11783" office:value-type="float"/>
          <table:table-cell office:value-type="string">
            <text:p>US Airways</text:p>
          </table:table-cell>
          <table:table-cell office:value-type="string">
            <text:p>@USAirways Flight Booking Problems a flight using credit from a previously Cancelled Flightled flight. Can't get thru on the phone and can't book online. Help please.</text:p>
          </table:table-cell>
          <table:table-cell office:value="9.504061982594363" office:value-type="float"/>
          <table:table-cell office:value="0.149" office:value-type="float"/>
          <table:table-cell office:value="0.48487158654297274" office:value-type="float"/>
        </table:table-row>
        <table:table-row>
          <table:table-cell office:value="13374" office:value-type="float"/>
          <table:table-cell office:value-type="string">
            <text:p>American</text:p>
          </table:table-cell>
          <table:table-cell office:value-type="string">
            <text:p>@AmericanAir it's more than technical problems. #frustrated #answerthephone Res. on hold and can't get thru to use a credit to pay for it</text:p>
          </table:table-cell>
          <table:table-cell office:value="9.646653454915144" office:value-type="float"/>
          <table:table-cell office:value="0.089" office:value-type="float"/>
          <table:table-cell office:value="0.46725202700857715" office:value-type="float"/>
        </table:table-row>
        <table:table-row>
          <table:table-cell office:value="3701" office:value-type="float"/>
          <table:table-cell office:value-type="string">
            <text:p>United</text:p>
          </table:table-cell>
          <table:table-cell office:value-type="string">
            <text:p>@united #1007 Houston-Bogota with an engine problem, mechanics trying to "fix" the problem, safety first, better to change the plane</text:p>
          </table:table-cell>
          <table:table-cell office:value="7.809737232224693" office:value-type="float"/>
          <table:table-cell office:value="0.294" office:value-type="float"/>
          <table:table-cell office:value="0.46705682691405415" office:value-type="float"/>
        </table:table-row>
        <table:table-row>
          <table:table-cell office:value="157" office:value-type="float"/>
          <table:table-cell office:value-type="string">
            <text:p>Virgin America</text:p>
          </table:table-cell>
          <table:table-cell office:value-type="string">
            <text:p>@VirginAmerica having problems Flight Booking Problems on the web site. keeps giving me an error and to contact by phone. <text:s/>phone is 30 minute wait.</text:p>
          </table:table-cell>
          <table:table-cell office:value="9.706369337000634" office:value-type="float"/>
          <table:table-cell office:value="0.076" office:value-type="float"/>
          <table:table-cell office:value="0.46472409164397394" office:value-type="float"/>
        </table:table-row>
        <table:table-row>
          <table:table-cell office:value="8640" office:value-type="float"/>
          <table:table-cell office:value-type="string">
            <text:p>Delta</text:p>
          </table:table-cell>
          <table:table-cell office:value-type="string">
            <text:p>@JetBlue Flight Booking Problems flights for a DC visit for Easter weekend started difficult but ended well with you guys! Big fan here. :)</text:p>
          </table:table-cell>
          <table:table-cell office:value="7.652781351741327" office:value-type="float"/>
          <table:table-cell office:value="0.304" office:value-type="float"/>
          <table:table-cell office:value="0.46403363236495987" office:value-type="float"/>
        </table:table-row>
        <table:table-row>
          <table:table-cell office:value="6369" office:value-type="float"/>
          <table:table-cell office:value-type="string">
            <text:p>Southwest</text:p>
          </table:table-cell>
          <table:table-cell office:value-type="string">
            <text:p>@SouthwestAir my bag was Late Flight-checked and put on a different flight from OAK-&amp;gt;MSY. Having troubles tracking it down. Any help?</text:p>
          </table:table-cell>
          <table:table-cell office:value="9.37684451644969" office:value-type="float"/>
          <table:table-cell office:value="0.109" office:value-type="float"/>
          <table:table-cell office:value="0.463179075934098" office:value-type="float"/>
        </table:table-row>
        <table:table-row>
          <table:table-cell office:value="10150" office:value-type="float"/>
          <table:table-cell office:value-type="string">
            <text:p>US Airways</text:p>
          </table:table-cell>
          <table:table-cell office:value-type="string">
            <text:p>@USAirways my in-laws flight Cancelled Flighted 4 tonight. U auto rebooked 4 flight on Tuesday that doesn't work. Can you help reFlight Booking Problems them?</text:p>
          </table:table-cell>
          <table:table-cell office:value="9.504061982594363" office:value-type="float"/>
          <table:table-cell office:value="0.092" office:value-type="float"/>
          <table:table-cell office:value="0.46207158654297276" office:value-type="float"/>
        </table:table-row>
        <table:table-row>
          <table:table-cell office:value="3291" office:value-type="float"/>
          <table:table-cell office:value-type="string">
            <text:p>United</text:p>
          </table:table-cell>
          <table:table-cell office:value-type="string">
            <text:p>@united On flight 1712 to Houston delayed duecto engine trouble. Willl you hold my connection to Argentina at Houston since I'm Late Flight now?</text:p>
          </table:table-cell>
          <table:table-cell office:value="9.37684451644969" office:value-type="float"/>
          <table:table-cell office:value="0.099" office:value-type="float"/>
          <table:table-cell office:value="0.459179075934098" office:value-type="float"/>
        </table:table-row>
        <table:table-row>
          <table:table-cell office:value="375" office:value-type="float"/>
          <table:table-cell office:value-type="string">
            <text:p>Virgin America</text:p>
          </table:table-cell>
          <table:table-cell office:value-type="string">
            <text:p>@VirginAmerica <text:s/>Flight Booking Problems last second flight for next week from SFO- to SAN any chance you want to gift me a promo code since I love you guys</text:p>
          </table:table-cell>
          <table:table-cell office:value="7.652781351741327" office:value-type="float"/>
          <table:table-cell office:value="0.28" office:value-type="float"/>
          <table:table-cell office:value="0.4544336323649599" office:value-type="float"/>
        </table:table-row>
        <table:table-row>
          <table:table-cell office:value="2513" office:value-type="float"/>
          <table:table-cell office:value-type="string">
            <text:p>United</text:p>
          </table:table-cell>
          <table:table-cell office:value-type="string">
            <text:p>@united My flight was Cancelled Flighted and I'm needing some help reFlight Booking Problems.</text:p>
          </table:table-cell>
          <table:table-cell office:value="7.652781351741327" office:value-type="float"/>
          <table:table-cell office:value="0.272" office:value-type="float"/>
          <table:table-cell office:value="0.4512336323649599" office:value-type="float"/>
        </table:table-row>
        <table:table-row>
          <table:table-cell office:value="646" office:value-type="float"/>
          <table:table-cell office:value-type="string">
            <text:p>United</text:p>
          </table:table-cell>
          <table:table-cell office:value-type="string">
            <text:p>@united Yeah sorry but there's always a problem with United. And you have an international reputation for having problems.</text:p>
          </table:table-cell>
          <table:table-cell office:value="7.809737232224693" office:value-type="float"/>
          <table:table-cell office:value="0.253" office:value-type="float"/>
          <table:table-cell office:value="0.4506568269140542" office:value-type="float"/>
        </table:table-row>
        <table:table-row>
          <table:table-cell office:value="2839" office:value-type="float"/>
          <table:table-cell office:value-type="string">
            <text:p>United</text:p>
          </table:table-cell>
          <table:table-cell office:value-type="string">
            <text:p>@united yes it is partly used, the del-ewr is used, the return flight was Cancelled Flightled due to technical glitch in operations</text:p>
          </table:table-cell>
          <table:table-cell office:value="8.203402173906415" office:value-type="float"/>
          <table:table-cell office:value="0.208" office:value-type="float"/>
          <table:table-cell office:value="0.45027187557660847" office:value-type="float"/>
        </table:table-row>
        <table:table-row>
          <table:table-cell office:value="6058" office:value-type="float"/>
          <table:table-cell office:value-type="string">
            <text:p>Southwest</text:p>
          </table:table-cell>
          <table:table-cell office:value-type="string">
            <text:p>@SouthwestAir my first flight ever and flight #4251 is already having technical issues. Faaaannntastic.😭</text:p>
          </table:table-cell>
          <table:table-cell office:value="10.054682804759453" office:value-type="float"/>
          <table:table-cell office:value="0.0" office:value-type="float"/>
          <table:table-cell office:value="0.44990982975462146" office:value-type="float"/>
        </table:table-row>
        <table:table-row>
          <table:table-cell office:value="13167" office:value-type="float"/>
          <table:table-cell office:value-type="string">
            <text:p>American</text:p>
          </table:table-cell>
          <table:table-cell office:value-type="string">
            <text:p>@AmericanAir ...why would you sell seats for a 7 hour flight with half of the legroom occupied by an escape raft? http://t.co/DTHEyOFXrB</text:p>
          </table:table-cell>
          <table:table-cell office:value="9.26080684589227" office:value-type="float"/>
          <table:table-cell office:value="0.075" office:value-type="float"/>
          <table:table-cell office:value="0.4443868197864551" office:value-type="float"/>
        </table:table-row>
        <table:table-row>
          <table:table-cell office:value="2936" office:value-type="float"/>
          <table:table-cell office:value-type="string">
            <text:p>United</text:p>
          </table:table-cell>
          <table:table-cell office:value-type="string">
            <text:p>@united so going forward, I shouldn't be Flight Booking Problems Star Alliance flights through the United App?</text:p>
          </table:table-cell>
          <table:table-cell office:value="7.652781351741327" office:value-type="float"/>
          <table:table-cell office:value="0.251" office:value-type="float"/>
          <table:table-cell office:value="0.4428336323649599" office:value-type="float"/>
        </table:table-row>
        <table:table-row>
          <table:table-cell office:value="4585" office:value-type="float"/>
          <table:table-cell office:value-type="string">
            <text:p>Southwest</text:p>
          </table:table-cell>
          <table:table-cell office:value-type="string">
            <text:p>@SouthwestAir I enjoyed a call from my good friend he's Flight Booking Problems his flights elsewhere as I tweet one at a time I will tell as many as I can</text:p>
          </table:table-cell>
          <table:table-cell office:value="7.652781351741327" office:value-type="float"/>
          <table:table-cell office:value="0.24" office:value-type="float"/>
          <table:table-cell office:value="0.4384336323649599" office:value-type="float"/>
        </table:table-row>
        <table:table-row>
          <table:table-cell office:value="1075" office:value-type="float"/>
          <table:table-cell office:value-type="string">
            <text:p>United</text:p>
          </table:table-cell>
          <table:table-cell office:value-type="string">
            <text:p>@united 2 Cancelled Flighted flights Late Flightr, agent claimed she put me on a new flight but then Cancelled Flighted it. Coworker got on flight- now delayed. Now?</text:p>
          </table:table-cell>
          <table:table-cell office:value="9.256403154265193" office:value-type="float"/>
          <table:table-cell office:value="0.059" office:value-type="float"/>
          <table:table-cell office:value="0.43778977089006504" office:value-type="float"/>
        </table:table-row>
        <table:table-row>
          <table:table-cell office:value="1323" office:value-type="float"/>
          <table:table-cell office:value-type="string">
            <text:p>United</text:p>
          </table:table-cell>
          <table:table-cell office:value-type="string">
            <text:p>@united very poor customer service. I WILL think again befor Flight Booking Problems another United flight.</text:p>
          </table:table-cell>
          <table:table-cell office:value="7.652781351741327" office:value-type="float"/>
          <table:table-cell office:value="0.236" office:value-type="float"/>
          <table:table-cell office:value="0.43683363236495987" office:value-type="float"/>
        </table:table-row>
        <table:table-row>
          <table:table-cell office:value="10121" office:value-type="float"/>
          <table:table-cell office:value-type="string">
            <text:p>US Airways</text:p>
          </table:table-cell>
          <table:table-cell office:value-type="string">
            <text:p>@USAirways Thanks for Cancelled Flighting my flight tomorrow and not reFlight Booking Problems me on another one. #usairwaysfail</text:p>
          </table:table-cell>
          <table:table-cell office:value="7.652781351741327" office:value-type="float"/>
          <table:table-cell office:value="0.233" office:value-type="float"/>
          <table:table-cell office:value="0.4356336323649599" office:value-type="float"/>
        </table:table-row>
        <table:table-row>
          <table:table-cell office:value="5880" office:value-type="float"/>
          <table:table-cell office:value-type="string">
            <text:p>Southwest</text:p>
          </table:table-cell>
          <table:table-cell office:value-type="string">
            <text:p>@SouthwestAir Flight Booking Problems all my Late Flight summer travel! Did the AUS-CUN direct flight disappear?</text:p>
          </table:table-cell>
          <table:table-cell office:value="9.504061982594363" office:value-type="float"/>
          <table:table-cell office:value="0.0" office:value-type="float"/>
          <table:table-cell office:value="0.42527158654297276" office:value-type="float"/>
        </table:table-row>
        <table:table-row>
          <table:table-cell office:value="7644" office:value-type="float"/>
          <table:table-cell office:value-type="string">
            <text:p>Delta</text:p>
          </table:table-cell>
          <table:table-cell office:value-type="string">
            <text:p>@JetBlue my flight 475 Cancelled Flighted due to lavatory problems. Can't confirm if they are gonna get a flight from Boston Logan Int</text:p>
          </table:table-cell>
          <table:table-cell office:value="9.504061982594363" office:value-type="float"/>
          <table:table-cell office:value="0.0" office:value-type="float"/>
          <table:table-cell office:value="0.42527158654297276" office:value-type="float"/>
        </table:table-row>
        <table:table-row>
          <table:table-cell office:value="8938" office:value-type="float"/>
          <table:table-cell office:value-type="string">
            <text:p>Delta</text:p>
          </table:table-cell>
          <table:table-cell office:value-type="string">
            <text:p>@JetBlue Got flight reschedule to flight form PIT to FLL and our flight had mechanical problems so we were delayed an hour Missed my connect</text:p>
          </table:table-cell>
          <table:table-cell office:value="9.504061982594363" office:value-type="float"/>
          <table:table-cell office:value="0.0" office:value-type="float"/>
          <table:table-cell office:value="0.42527158654297276" office:value-type="float"/>
        </table:table-row>
        <table:table-row>
          <table:table-cell office:value="11045" office:value-type="float"/>
          <table:table-cell office:value-type="string">
            <text:p>US Airways</text:p>
          </table:table-cell>
          <table:table-cell office:value-type="string">
            <text:p>@USAirways problem with flight in Gainesville US Airways <text:s/>5137 to CLT will miss connecting flight 5547 to IAD. When can I get another flight</text:p>
          </table:table-cell>
          <table:table-cell office:value="9.504061982594363" office:value-type="float"/>
          <table:table-cell office:value="0.0" office:value-type="float"/>
          <table:table-cell office:value="0.42527158654297276" office:value-type="float"/>
        </table:table-row>
        <table:table-row>
          <table:table-cell office:value="13135" office:value-type="float"/>
          <table:table-cell office:value-type="string">
            <text:p>American</text:p>
          </table:table-cell>
          <table:table-cell office:value-type="string">
            <text:p>@AmericanAir your team rebooked my Cancelled Flightled AA flight on a different airline. New airline has no such Flight Booking Problems. Flight is this evening.</text:p>
          </table:table-cell>
          <table:table-cell office:value="9.504061982594363" office:value-type="float"/>
          <table:table-cell office:value="0.0" office:value-type="float"/>
          <table:table-cell office:value="0.42527158654297276" office:value-type="float"/>
        </table:table-row>
        <table:table-row>
          <table:table-cell office:value="11486" office:value-type="float"/>
          <table:table-cell office:value-type="string">
            <text:p>US Airways</text:p>
          </table:table-cell>
          <table:table-cell office:value-type="string">
            <text:p>@USAirways Is there a way to have someone contact me when you have an agent available? Need help Flight Booking Problems an award flight.</text:p>
          </table:table-cell>
          <table:table-cell office:value="7.652781351741327" office:value-type="float"/>
          <table:table-cell office:value="0.207" office:value-type="float"/>
          <table:table-cell office:value="0.42523363236495987" office:value-type="float"/>
        </table:table-row>
        <table:table-row>
          <table:table-cell office:value="5121" office:value-type="float"/>
          <table:table-cell office:value-type="string">
            <text:p>Southwest</text:p>
          </table:table-cell>
          <table:table-cell office:value-type="string">
            <text:p>@SouthwestAir Cancelled Flightled all flights Fort Lauderdale to Philly. USAir flights got to Philly with no problem. WTF is wrong with SW @USAirways</text:p>
          </table:table-cell>
          <table:table-cell office:value="7.652781351741327" office:value-type="float"/>
          <table:table-cell office:value="0.201" office:value-type="float"/>
          <table:table-cell office:value="0.4228336323649599" office:value-type="float"/>
        </table:table-row>
        <table:table-row>
          <table:table-cell office:value="11921" office:value-type="float"/>
          <table:table-cell office:value-type="string">
            <text:p>American</text:p>
          </table:table-cell>
          <table:table-cell office:value-type="string">
            <text:p>@AmericanAir I Cancelled Flighted my flight. I really don’t need this much trouble.</text:p>
          </table:table-cell>
          <table:table-cell office:value="9.37684451644969" office:value-type="float"/>
          <table:table-cell office:value="0.0" office:value-type="float"/>
          <table:table-cell office:value="0.419579075934098" office:value-type="float"/>
        </table:table-row>
        <table:table-row>
          <table:table-cell office:value="12082" office:value-type="float"/>
          <table:table-cell office:value-type="string">
            <text:p>American</text:p>
          </table:table-cell>
          <table:table-cell office:value-type="string">
            <text:p>@AmericanAir I Cancelled Flighted my flight. I really don’t need this much trouble.</text:p>
          </table:table-cell>
          <table:table-cell office:value="9.37684451644969" office:value-type="float"/>
          <table:table-cell office:value="0.0" office:value-type="float"/>
          <table:table-cell office:value="0.419579075934098" office:value-type="float"/>
        </table:table-row>
        <table:table-row>
          <table:table-cell office:value="6411" office:value-type="float"/>
          <table:table-cell office:value-type="string">
            <text:p>Southwest</text:p>
          </table:table-cell>
          <table:table-cell office:value-type="string">
            <text:p>@SouthwestAir I'm Flight Booking Problems a flight to Vegas. Any good promo codes??</text:p>
          </table:table-cell>
          <table:table-cell office:value="7.652781351741327" office:value-type="float"/>
          <table:table-cell office:value="0.192" office:value-type="float"/>
          <table:table-cell office:value="0.4192336323649599" office:value-type="float"/>
        </table:table-row>
        <table:table-row>
          <table:table-cell office:value="2842" office:value-type="float"/>
          <table:table-cell office:value-type="string">
            <text:p>United</text:p>
          </table:table-cell>
          <table:table-cell office:value-type="string">
            <text:p>.@united I appreciate you looking. Can you compensate me on anything for my troubles? Still haven't taken off for a 10:30 am flight</text:p>
          </table:table-cell>
          <table:table-cell office:value="7.525563885596653" office:value-type="float"/>
          <table:table-cell office:value="0.193" office:value-type="float"/>
          <table:table-cell office:value="0.413941121756085" office:value-type="float"/>
        </table:table-row>
        <table:table-row>
          <table:table-cell office:value="5069" office:value-type="float"/>
          <table:table-cell office:value-type="string">
            <text:p>Southwest</text:p>
          </table:table-cell>
          <table:table-cell office:value-type="string">
            <text:p>@SouthwestAir Thx to customer service rep ALEX for his patient help in reFlight Booking Problems a Cancelled Flighted flight and getting us where we have to be tmrw!</text:p>
          </table:table-cell>
          <table:table-cell office:value="7.652781351741327" office:value-type="float"/>
          <table:table-cell office:value="0.161" office:value-type="float"/>
          <table:table-cell office:value="0.4068336323649599" office:value-type="float"/>
        </table:table-row>
        <table:table-row>
          <table:table-cell office:value="9380" office:value-type="float"/>
          <table:table-cell office:value-type="string">
            <text:p>US Airways</text:p>
          </table:table-cell>
          <table:table-cell office:value-type="string">
            <text:p>@USAirways I have a flight voucher/confirmation code but there is no where for me to enter it on your checkout page while Flight Booking Problems. Pls help</text:p>
          </table:table-cell>
          <table:table-cell office:value="7.652781351741327" office:value-type="float"/>
          <table:table-cell office:value="0.146" office:value-type="float"/>
          <table:table-cell office:value="0.4008336323649599" office:value-type="float"/>
        </table:table-row>
        <table:table-row>
          <table:table-cell office:value="5497" office:value-type="float"/>
          <table:table-cell office:value-type="string">
            <text:p>Southwest</text:p>
          </table:table-cell>
          <table:table-cell office:value-type="string">
            <text:p>@SouthwestAir can you help me with reFlight Booking Problems? My flight was Cancelled Flighted. FWHEI6</text:p>
          </table:table-cell>
          <table:table-cell office:value="7.652781351741327" office:value-type="float"/>
          <table:table-cell office:value="0.139" office:value-type="float"/>
          <table:table-cell office:value="0.3980336323649599" office:value-type="float"/>
        </table:table-row>
        <table:table-row>
          <table:table-cell office:value="4089" office:value-type="float"/>
          <table:table-cell office:value-type="string">
            <text:p>United</text:p>
          </table:table-cell>
          <table:table-cell office:value-type="string">
            <text:p>@united also why can't I pre-select seats on SFO-&amp;gt;YYZ flight? I'm a Canadian Flight Booking Problems on http://t.co/aZltJhf7lv.</text:p>
          </table:table-cell>
          <table:table-cell office:value="7.652781351741327" office:value-type="float"/>
          <table:table-cell office:value="0.13" office:value-type="float"/>
          <table:table-cell office:value="0.3944336323649599" office:value-type="float"/>
        </table:table-row>
        <table:table-row>
          <table:table-cell office:value="85" office:value-type="float"/>
          <table:table-cell office:value-type="string">
            <text:p>Virgin America</text:p>
          </table:table-cell>
          <table:table-cell office:value-type="string">
            <text:p>@VirginAmerica I’m having trouble adding this flight my wife booked to my Elevate account. Help? http://t.co/pX8hQOKS3R</text:p>
          </table:table-cell>
          <table:table-cell office:value="7.525563885596653" office:value-type="float"/>
          <table:table-cell office:value="0.139" office:value-type="float"/>
          <table:table-cell office:value="0.39234112175608504" office:value-type="float"/>
        </table:table-row>
        <table:table-row>
          <table:table-cell office:value="3508" office:value-type="float"/>
          <table:table-cell office:value-type="string">
            <text:p>United</text:p>
          </table:table-cell>
          <table:table-cell office:value-type="string">
            <text:p>@united I live abroad and am Flight Booking Problems flights for when I come visit the states :(</text:p>
          </table:table-cell>
          <table:table-cell office:value="7.652781351741327" office:value-type="float"/>
          <table:table-cell office:value="0.12" office:value-type="float"/>
          <table:table-cell office:value="0.39043363236495987" office:value-type="float"/>
        </table:table-row>
        <table:table-row>
          <table:table-cell office:value="664" office:value-type="float"/>
          <table:table-cell office:value-type="string">
            <text:p>United</text:p>
          </table:table-cell>
          <table:table-cell office:value-type="string">
            <text:p>@united we were not given the option of using our United TravelBank in a recent Flight Booking Problems! Any help in using or recouping these funds? Thanks!</text:p>
          </table:table-cell>
          <table:table-cell office:value="5.8015007208882885" office:value-type="float"/>
          <table:table-cell office:value="0.323" office:value-type="float"/>
          <table:table-cell office:value="0.38879567818694694" office:value-type="float"/>
        </table:table-row>
        <table:table-row>
          <table:table-cell office:value="9446" office:value-type="float"/>
          <table:table-cell office:value-type="string">
            <text:p>US Airways</text:p>
          </table:table-cell>
          <table:table-cell office:value-type="string">
            <text:p>@USAirways flights &amp;amp; "customer relations" are extremely disappointing. Faced too many problems to type. apology=$25 towards a flight. A JOKE</text:p>
          </table:table-cell>
          <table:table-cell office:value="7.652781351741327" office:value-type="float"/>
          <table:table-cell office:value="0.112" office:value-type="float"/>
          <table:table-cell office:value="0.3872336323649599" office:value-type="float"/>
        </table:table-row>
        <table:table-row>
          <table:table-cell office:value="10492" office:value-type="float"/>
          <table:table-cell office:value-type="string">
            <text:p>US Airways</text:p>
          </table:table-cell>
          <table:table-cell office:value-type="string">
            <text:p>@USAirways @PHLAirport Cancelled Flighted flight due to weather no problem, but wait for luggage for 4 hours?? IT MUST BE DELIVERED!!</text:p>
          </table:table-cell>
          <table:table-cell office:value="7.652781351741327" office:value-type="float"/>
          <table:table-cell office:value="0.112" office:value-type="float"/>
          <table:table-cell office:value="0.3872336323649599" office:value-type="float"/>
        </table:table-row>
        <table:table-row>
          <table:table-cell office:value="10165" office:value-type="float"/>
          <table:table-cell office:value-type="string">
            <text:p>US Airways</text:p>
          </table:table-cell>
          <table:table-cell office:value-type="string">
            <text:p>@USAirways been on hold 2 hours for a Cancelled Flighted flight. I understand the delay. I don't understand you auto-reFlight Booking Problems me on TUESDAY. HELP!</text:p>
          </table:table-cell>
          <table:table-cell office:value="7.652781351741327" office:value-type="float"/>
          <table:table-cell office:value="0.105" office:value-type="float"/>
          <table:table-cell office:value="0.38443363236495987" office:value-type="float"/>
        </table:table-row>
        <table:table-row>
          <table:table-cell office:value="1974" office:value-type="float"/>
          <table:table-cell office:value-type="string">
            <text:p>United</text:p>
          </table:table-cell>
          <table:table-cell office:value-type="string">
            <text:p>@united is your check-in system down? I'm having trouble checking in for a flight that departs in less than 24 hrs.</text:p>
          </table:table-cell>
          <table:table-cell office:value="7.525563885596653" office:value-type="float"/>
          <table:table-cell office:value="0.114" office:value-type="float"/>
          <table:table-cell office:value="0.38234112175608503" office:value-type="float"/>
        </table:table-row>
        <table:table-row>
          <table:table-cell office:value="9227" office:value-type="float"/>
          <table:table-cell office:value-type="string">
            <text:p>US Airways</text:p>
          </table:table-cell>
          <table:table-cell office:value-type="string">
            <text:p>@USAirways #DividendRewards Urgently need to speak with a CS rep. My 50K miles havent shown &amp;amp; I've fulfilled all reqs. Flight Booking Problems flights today</text:p>
          </table:table-cell>
          <table:table-cell office:value="7.652781351741327" office:value-type="float"/>
          <table:table-cell office:value="0.098" office:value-type="float"/>
          <table:table-cell office:value="0.3816336323649599" office:value-type="float"/>
        </table:table-row>
        <table:table-row>
          <table:table-cell office:value="8257" office:value-type="float"/>
          <table:table-cell office:value-type="string">
            <text:p>Delta</text:p>
          </table:table-cell>
          <table:table-cell office:value-type="string">
            <text:p>@JetBlue Sent an email more than 24 hours ago asking a few questions, still no response. Need answers before (hopefully) Flight Booking Problems flight...</text:p>
          </table:table-cell>
          <table:table-cell office:value="7.652781351741327" office:value-type="float"/>
          <table:table-cell office:value="0.094" office:value-type="float"/>
          <table:table-cell office:value="0.3800336323649599" office:value-type="float"/>
        </table:table-row>
        <table:table-row>
          <table:table-cell office:value="8416" office:value-type="float"/>
          <table:table-cell office:value-type="string">
            <text:p>Delta</text:p>
          </table:table-cell>
          <table:table-cell office:value-type="string">
            <text:p>@JetBlue tried them not helpful. Really dissatisfied with Flight Booking Problems my whole trip with jet blue this time around besides the flights.</text:p>
          </table:table-cell>
          <table:table-cell office:value="7.652781351741327" office:value-type="float"/>
          <table:table-cell office:value="0.088" office:value-type="float"/>
          <table:table-cell office:value="0.3776336323649599" office:value-type="float"/>
        </table:table-row>
        <table:table-row>
          <table:table-cell office:value="10745" office:value-type="float"/>
          <table:table-cell office:value-type="string">
            <text:p>US Airways</text:p>
          </table:table-cell>
          <table:table-cell office:value-type="string">
            <text:p>@USAirways technical issues = inefficient computer triage system. Personality/ compassion of operators = not. Sad example of sad company.</text:p>
          </table:table-cell>
          <table:table-cell office:value="6.306770069130474" office:value-type="float"/>
          <table:table-cell office:value="0.225" office:value-type="float"/>
          <table:table-cell office:value="0.3722046108466887" office:value-type="float"/>
        </table:table-row>
        <table:table-row>
          <table:table-cell office:value="10259" office:value-type="float"/>
          <table:table-cell office:value-type="string">
            <text:p>US Airways</text:p>
          </table:table-cell>
          <table:table-cell office:value-type="string">
            <text:p>@USAirways claims flight Cancelled Flighted due to weather at destination but Delta has not Cancelled Flighted flight on same route.</text:p>
          </table:table-cell>
          <table:table-cell office:value="7.405122523412155" office:value-type="float"/>
          <table:table-cell office:value="0.098" office:value-type="float"/>
          <table:table-cell office:value="0.37055181671205206" office:value-type="float"/>
        </table:table-row>
        <table:table-row>
          <table:table-cell office:value="4316" office:value-type="float"/>
          <table:table-cell office:value-type="string">
            <text:p>United</text:p>
          </table:table-cell>
          <table:table-cell office:value-type="string">
            <text:p>@united even though technically after I land I will be silver?</text:p>
          </table:table-cell>
          <table:table-cell office:value="6.306770069130474" office:value-type="float"/>
          <table:table-cell office:value="0.219" office:value-type="float"/>
          <table:table-cell office:value="0.3698046108466887" office:value-type="float"/>
        </table:table-row>
        <table:table-row>
          <table:table-cell office:value="9913" office:value-type="float"/>
          <table:table-cell office:value-type="string">
            <text:p>US Airways</text:p>
          </table:table-cell>
          <table:table-cell office:value-type="string">
            <text:p>@USAirways Cancelled Flights my flight to NY 3 times, then once I make it here they decided for S&amp;amp;Gs they'll Cancelled Flight my return flight too. Thanks.</text:p>
          </table:table-cell>
          <table:table-cell office:value="7.405122523412155" office:value-type="float"/>
          <table:table-cell office:value="0.094" office:value-type="float"/>
          <table:table-cell office:value="0.36895181671205207" office:value-type="float"/>
        </table:table-row>
        <table:table-row>
          <table:table-cell office:value="10123" office:value-type="float"/>
          <table:table-cell office:value-type="string">
            <text:p>US Airways</text:p>
          </table:table-cell>
          <table:table-cell office:value-type="string">
            <text:p>@USAirways flight 623 den to phx: flight attdt decides to stay downtown and be an hour Late Flight so entire flight delayed, she better get fired!</text:p>
          </table:table-cell>
          <table:table-cell office:value="7.405122523412155" office:value-type="float"/>
          <table:table-cell office:value="0.091" office:value-type="float"/>
          <table:table-cell office:value="0.36775181671205204" office:value-type="float"/>
        </table:table-row>
        <table:table-row>
          <table:table-cell office:value="8795" office:value-type="float"/>
          <table:table-cell office:value-type="string">
            <text:p>Delta</text:p>
          </table:table-cell>
          <table:table-cell office:value-type="string">
            <text:p>@JetBlue so technically I could drive to JFK now and put in. Request for tomorrow's flight?</text:p>
          </table:table-cell>
          <table:table-cell office:value="8.203402173906415" office:value-type="float"/>
          <table:table-cell office:value="0.0" office:value-type="float"/>
          <table:table-cell office:value="0.3670718755766085" office:value-type="float"/>
        </table:table-row>
        <table:table-row>
          <table:table-cell office:value="9701" office:value-type="float"/>
          <table:table-cell office:value-type="string">
            <text:p>US Airways</text:p>
          </table:table-cell>
          <table:table-cell office:value-type="string">
            <text:p>@USAirways we flew out, through and into good weather. when we landed, <text:s/>another technical issue with gate. improve service or lose customers</text:p>
          </table:table-cell>
          <table:table-cell office:value="6.306770069130474" office:value-type="float"/>
          <table:table-cell office:value="0.211" office:value-type="float"/>
          <table:table-cell office:value="0.3666046108466887" office:value-type="float"/>
        </table:table-row>
        <table:table-row>
          <table:table-cell office:value="13274" office:value-type="float"/>
          <table:table-cell office:value-type="string">
            <text:p>American</text:p>
          </table:table-cell>
          <table:table-cell office:value-type="string">
            <text:p>@AmericanAir Howdy, having trouble getting rebooked after flight Cancelled Flightled. Can't get thru via phone and Web erroring out. Can you help?</text:p>
          </table:table-cell>
          <table:table-cell office:value="7.085941323444141" office:value-type="float"/>
          <table:table-cell office:value="0.102" office:value-type="float"/>
          <table:table-cell office:value="0.35786963972776076" office:value-type="float"/>
        </table:table-row>
        <table:table-row>
          <table:table-cell office:value="6911" office:value-type="float"/>
          <table:table-cell office:value-type="string">
            <text:p>Delta</text:p>
          </table:table-cell>
          <table:table-cell office:value-type="string">
            <text:p>@JetBlue not ok to Cancelled Flight flight 1274 tmrw for "weather" &amp;amp; to rebook 4 flight the next day when there is flight tmrw night. no compensation?</text:p>
          </table:table-cell>
          <table:table-cell office:value="7.405122523412155" office:value-type="float"/>
          <table:table-cell office:value="0.058" office:value-type="float"/>
          <table:table-cell office:value="0.35455181671205205" office:value-type="float"/>
        </table:table-row>
        <table:table-row>
          <table:table-cell office:value="5639" office:value-type="float"/>
          <table:table-cell office:value-type="string">
            <text:p>Southwest</text:p>
          </table:table-cell>
          <table:table-cell office:value-type="string">
            <text:p>@SouthwestAir Please explain to reps, ignoring a technical issue and passing the buck is not a good business model. Lucky limited to 140</text:p>
          </table:table-cell>
          <table:table-cell office:value="6.306770069130474" office:value-type="float"/>
          <table:table-cell office:value="0.169" office:value-type="float"/>
          <table:table-cell office:value="0.3498046108466887" office:value-type="float"/>
        </table:table-row>
        <table:table-row>
          <table:table-cell office:value="681" office:value-type="float"/>
          <table:table-cell office:value-type="string">
            <text:p>United</text:p>
          </table:table-cell>
          <table:table-cell office:value-type="string">
            <text:p>@united booked award tix on ThaiAirways but I'm not seeing a conf# for them, just the United Flight Booking Problems#. Can you get get the Thai# for me?</text:p>
          </table:table-cell>
          <table:table-cell office:value="5.8015007208882885" office:value-type="float"/>
          <table:table-cell office:value="0.222" office:value-type="float"/>
          <table:table-cell office:value="0.3483956781869469" office:value-type="float"/>
        </table:table-row>
        <table:table-row>
          <table:table-cell office:value="4139" office:value-type="float"/>
          <table:table-cell office:value-type="string">
            <text:p>United</text:p>
          </table:table-cell>
          <table:table-cell office:value-type="string">
            <text:p>@united Well, It's LA and then a 2hr+ car ride to a dark Palm Springs technically. Maybe I'll get bumped to 1st class Den to PHL on Friday:)</text:p>
          </table:table-cell>
          <table:table-cell office:value="6.306770069130474" office:value-type="float"/>
          <table:table-cell office:value="0.159" office:value-type="float"/>
          <table:table-cell office:value="0.3458046108466887" office:value-type="float"/>
        </table:table-row>
        <table:table-row>
          <table:table-cell office:value="210" office:value-type="float"/>
          <table:table-cell office:value-type="string">
            <text:p>Virgin America</text:p>
          </table:table-cell>
          <table:table-cell office:value-type="string">
            <text:p>@VirginAmerica flight 404 delayed 2 hours in LA due to mechanical problems. Handle like pros but you could have tossed us a free drink.</text:p>
          </table:table-cell>
          <table:table-cell office:value="5.8015007208882885" office:value-type="float"/>
          <table:table-cell office:value="0.21" office:value-type="float"/>
          <table:table-cell office:value="0.3435956781869469" office:value-type="float"/>
        </table:table-row>
        <table:table-row>
          <table:table-cell office:value="343" office:value-type="float"/>
          <table:table-cell office:value-type="string">
            <text:p>Virgin America</text:p>
          </table:table-cell>
          <table:table-cell office:value-type="string">
            <text:p>@VirginAmerica Flight Booking Problems flight to uphold my status match. <text:s/>Do taxes on ticket count as earned status points? <text:s/>#statusmatch #virginamerica</text:p>
          </table:table-cell>
          <table:table-cell office:value="7.652781351741327" office:value-type="float"/>
          <table:table-cell office:value="0.0" office:value-type="float"/>
          <table:table-cell office:value="0.3424336323649599" office:value-type="float"/>
        </table:table-row>
        <table:table-row>
          <table:table-cell office:value="7017" office:value-type="float"/>
          <table:table-cell office:value-type="string">
            <text:p>Delta</text:p>
          </table:table-cell>
          <table:table-cell office:value-type="string">
            <text:p>@JetBlue when can we start Flight Booking Problems flights for November?</text:p>
          </table:table-cell>
          <table:table-cell office:value="7.652781351741327" office:value-type="float"/>
          <table:table-cell office:value="0.0" office:value-type="float"/>
          <table:table-cell office:value="0.3424336323649599" office:value-type="float"/>
        </table:table-row>
        <table:table-row>
          <table:table-cell office:value="7183" office:value-type="float"/>
          <table:table-cell office:value-type="string">
            <text:p>Delta</text:p>
          </table:table-cell>
          <table:table-cell office:value-type="string">
            <text:p>@JetBlue absolutely, my girlfriend and I will be Flight Booking Problems our Mexico flights in the next day or two, will send a Tweet when it's done!</text:p>
          </table:table-cell>
          <table:table-cell office:value="7.652781351741327" office:value-type="float"/>
          <table:table-cell office:value="0.0" office:value-type="float"/>
          <table:table-cell office:value="0.3424336323649599" office:value-type="float"/>
        </table:table-row>
        <table:table-row>
          <table:table-cell office:value="7992" office:value-type="float"/>
          <table:table-cell office:value-type="string">
            <text:p>Delta</text:p>
          </table:table-cell>
          <table:table-cell office:value-type="string">
            <text:p>@JetBlue When will you release November flights for Flight Booking Problems?</text:p>
          </table:table-cell>
          <table:table-cell office:value="7.652781351741327" office:value-type="float"/>
          <table:table-cell office:value="0.0" office:value-type="float"/>
          <table:table-cell office:value="0.3424336323649599" office:value-type="float"/>
        </table:table-row>
        <table:table-row>
          <table:table-cell office:value="8232" office:value-type="float"/>
          <table:table-cell office:value-type="string">
            <text:p>Delta</text:p>
          </table:table-cell>
          <table:table-cell office:value-type="string">
            <text:p>@JetBlue here in Austin I saw the water bottles &amp;amp; snacks @ the desk for your waiting passengers! Im so Flight Booking Problems my next flight with you!</text:p>
          </table:table-cell>
          <table:table-cell office:value="7.652781351741327" office:value-type="float"/>
          <table:table-cell office:value="0.0" office:value-type="float"/>
          <table:table-cell office:value="0.3424336323649599" office:value-type="float"/>
        </table:table-row>
        <table:table-row>
          <table:table-cell office:value="11020" office:value-type="float"/>
          <table:table-cell office:value-type="string">
            <text:p>US Airways</text:p>
          </table:table-cell>
          <table:table-cell office:value-type="string">
            <text:p>@USAirways 1st a Late Flight plane, then missing flight crew, then maintenance problems, gates switched 4 times. You call this customer service??</text:p>
          </table:table-cell>
          <table:table-cell office:value="7.652781351741327" office:value-type="float"/>
          <table:table-cell office:value="0.0" office:value-type="float"/>
          <table:table-cell office:value="0.3424336323649599" office:value-type="float"/>
        </table:table-row>
        <table:table-row>
          <table:table-cell office:value="11749" office:value-type="float"/>
          <table:table-cell office:value-type="string">
            <text:p>US Airways</text:p>
          </table:table-cell>
          <table:table-cell office:value-type="string">
            <text:p>@USAirways after missing my flight and reFlight Booking Problems 2x, I just walked onto another flight and my phone was still on the seat!!</text:p>
          </table:table-cell>
          <table:table-cell office:value="7.652781351741327" office:value-type="float"/>
          <table:table-cell office:value="0.0" office:value-type="float"/>
          <table:table-cell office:value="0.3424336323649599" office:value-type="float"/>
        </table:table-row>
        <table:table-row>
          <table:table-cell office:value="11807" office:value-type="float"/>
          <table:table-cell office:value-type="string">
            <text:p>US Airways</text:p>
          </table:table-cell>
          <table:table-cell office:value-type="string">
            <text:p>@USAirways Travelling from pwm to atl on Sunday That flight got Cancelled Flightled and my new flight is Cancelled Flightled and got disconnected when reFlight Booking Problems</text:p>
          </table:table-cell>
          <table:table-cell office:value="7.652781351741327" office:value-type="float"/>
          <table:table-cell office:value="0.0" office:value-type="float"/>
          <table:table-cell office:value="0.3424336323649599" office:value-type="float"/>
        </table:table-row>
        <table:table-row>
          <table:table-cell office:value="11902" office:value-type="float"/>
          <table:table-cell office:value-type="string">
            <text:p>American</text:p>
          </table:table-cell>
          <table:table-cell office:value-type="string">
            <text:p>.@AmericanAir just disappointed with the Flight Booking Problems process and add’l fees to sit together on a more crowded flight. Not impressed so far :-/.</text:p>
          </table:table-cell>
          <table:table-cell office:value="7.652781351741327" office:value-type="float"/>
          <table:table-cell office:value="0.0" office:value-type="float"/>
          <table:table-cell office:value="0.3424336323649599" office:value-type="float"/>
        </table:table-row>
        <table:table-row>
          <table:table-cell office:value="12063" office:value-type="float"/>
          <table:table-cell office:value-type="string">
            <text:p>American</text:p>
          </table:table-cell>
          <table:table-cell office:value-type="string">
            <text:p>.@AmericanAir just disappointed with the Flight Booking Problems process and add’l fees to sit together on a more crowded flight. Not impressed so far :-/.</text:p>
          </table:table-cell>
          <table:table-cell office:value="7.652781351741327" office:value-type="float"/>
          <table:table-cell office:value="0.0" office:value-type="float"/>
          <table:table-cell office:value="0.3424336323649599" office:value-type="float"/>
        </table:table-row>
        <table:table-row>
          <table:table-cell office:value="12333" office:value-type="float"/>
          <table:table-cell office:value-type="string">
            <text:p>American</text:p>
          </table:table-cell>
          <table:table-cell office:value-type="string">
            <text:p>@AmericanAir As I already have a booked flight that I can't use &amp;amp; can't change w/o a $200 fee, Flight Booking Problems a different type of ticket...1/2</text:p>
          </table:table-cell>
          <table:table-cell office:value="7.652781351741327" office:value-type="float"/>
          <table:table-cell office:value="0.0" office:value-type="float"/>
          <table:table-cell office:value="0.3424336323649599" office:value-type="float"/>
        </table:table-row>
        <table:table-row>
          <table:table-cell office:value="4778" office:value-type="float"/>
          <table:table-cell office:value-type="string">
            <text:p>Southwest</text:p>
          </table:table-cell>
          <table:table-cell office:value-type="string">
            <text:p>@SouthwestAir got an email confirmation of wifi purchase on a recent flight. Trouble is, I've never flown with you. Ever. #concerned #scam?</text:p>
          </table:table-cell>
          <table:table-cell office:value="7.525563885596653" office:value-type="float"/>
          <table:table-cell office:value="0.0" office:value-type="float"/>
          <table:table-cell office:value="0.336741121756085" office:value-type="float"/>
        </table:table-row>
        <table:table-row>
          <table:table-cell office:value="7449" office:value-type="float"/>
          <table:table-cell office:value-type="string">
            <text:p>Delta</text:p>
          </table:table-cell>
          <table:table-cell office:value-type="string">
            <text:p>@JetBlue every time I look at the flight status, 30 more minutes is added to the delay. How about some points for trouble??</text:p>
          </table:table-cell>
          <table:table-cell office:value="7.525563885596653" office:value-type="float"/>
          <table:table-cell office:value="0.0" office:value-type="float"/>
          <table:table-cell office:value="0.336741121756085" office:value-type="float"/>
        </table:table-row>
        <table:table-row>
          <table:table-cell office:value="2487" office:value-type="float"/>
          <table:table-cell office:value-type="string">
            <text:p>United</text:p>
          </table:table-cell>
          <table:table-cell office:value-type="string">
            <text:p>@united your website won't allow me to post the required document, i keep getting **were having technical difficulties**</text:p>
          </table:table-cell>
          <table:table-cell office:value="6.306770069130474" office:value-type="float"/>
          <table:table-cell office:value="0.129" office:value-type="float"/>
          <table:table-cell office:value="0.33380461084668867" office:value-type="float"/>
        </table:table-row>
        <table:table-row>
          <table:table-cell office:value="5692" office:value-type="float"/>
          <table:table-cell office:value-type="string">
            <text:p>Southwest</text:p>
          </table:table-cell>
          <table:table-cell office:value-type="string">
            <text:p>@SouthwestAir <text:s/>I have a flight 2/22 @930 am from Fort Lauderdale to bwi.. Can I Cancelled Flight that flight ? Flight 3458 trip I'd 314505529</text:p>
          </table:table-cell>
          <table:table-cell office:value="7.405122523412155" office:value-type="float"/>
          <table:table-cell office:value="0.0" office:value-type="float"/>
          <table:table-cell office:value="0.33135181671205205" office:value-type="float"/>
        </table:table-row>
        <table:table-row>
          <table:table-cell office:value="6471" office:value-type="float"/>
          <table:table-cell office:value-type="string">
            <text:p>Southwest</text:p>
          </table:table-cell>
          <table:table-cell office:value-type="string">
            <text:p>@SouthwestAir flight yesterday Cancelled Flighted. Got to airport 4am today for an on time flight w was delayed Cancelled Flighted than reinstated which caused</text:p>
          </table:table-cell>
          <table:table-cell office:value="7.405122523412155" office:value-type="float"/>
          <table:table-cell office:value="0.0" office:value-type="float"/>
          <table:table-cell office:value="0.33135181671205205" office:value-type="float"/>
        </table:table-row>
        <table:table-row>
          <table:table-cell office:value="6763" office:value-type="float"/>
          <table:table-cell office:value-type="string">
            <text:p>Delta</text:p>
          </table:table-cell>
          <table:table-cell office:value-type="string">
            <text:p>@JetBlue Cancelled Flighted my flight. Went with another airline 2 leave 2day. They Cancelled Flighted also. Called JetBlue &amp;amp; got same flight but now $250 more👺</text:p>
          </table:table-cell>
          <table:table-cell office:value="7.405122523412155" office:value-type="float"/>
          <table:table-cell office:value="0.0" office:value-type="float"/>
          <table:table-cell office:value="0.33135181671205205" office:value-type="float"/>
        </table:table-row>
        <table:table-row>
          <table:table-cell office:value="10158" office:value-type="float"/>
          <table:table-cell office:value-type="string">
            <text:p>US Airways</text:p>
          </table:table-cell>
          <table:table-cell office:value-type="string">
            <text:p>@USAirways why did you Cancelled Flight flight 1773 to phl, while delta flew a flight at the same time, on time? you Cancelled Flighted for no reason</text:p>
          </table:table-cell>
          <table:table-cell office:value="7.405122523412155" office:value-type="float"/>
          <table:table-cell office:value="0.0" office:value-type="float"/>
          <table:table-cell office:value="0.33135181671205205" office:value-type="float"/>
        </table:table-row>
        <table:table-row>
          <table:table-cell office:value="12680" office:value-type="float"/>
          <table:table-cell office:value-type="string">
            <text:p>American</text:p>
          </table:table-cell>
          <table:table-cell office:value-type="string">
            <text:p>@AmericanAir Cancelled Flight my flight saying it is cause of weather condition when it was the only flight that was Cancelled Flight</text:p>
          </table:table-cell>
          <table:table-cell office:value="7.405122523412155" office:value-type="float"/>
          <table:table-cell office:value="0.0" office:value-type="float"/>
          <table:table-cell office:value="0.33135181671205205" office:value-type="float"/>
        </table:table-row>
        <table:table-row>
          <table:table-cell office:value="9053" office:value-type="float"/>
          <table:table-cell office:value-type="string">
            <text:p>US Airways</text:p>
          </table:table-cell>
          <table:table-cell office:value-type="string">
            <text:p>@USAirways to my legal last name. So it's not technically a name change, I just used the wrong name</text:p>
          </table:table-cell>
          <table:table-cell office:value="6.306770069130474" office:value-type="float"/>
          <table:table-cell office:value="0.069" office:value-type="float"/>
          <table:table-cell office:value="0.3098046108466887" office:value-type="float"/>
        </table:table-row>
        <table:table-row>
          <table:table-cell office:value="623" office:value-type="float"/>
          <table:table-cell office:value-type="string">
            <text:p>United</text:p>
          </table:table-cell>
          <table:table-cell office:value-type="string">
            <text:p>@united What's going on with your website? I'm Flight Booking Problems three tickets today and I've been booted off the system umpteen times.</text:p>
          </table:table-cell>
          <table:table-cell office:value="5.8015007208882885" office:value-type="float"/>
          <table:table-cell office:value="0.106" office:value-type="float"/>
          <table:table-cell office:value="0.3019956781869469" office:value-type="float"/>
        </table:table-row>
        <table:table-row>
          <table:table-cell office:value="484" office:value-type="float"/>
          <table:table-cell office:value-type="string">
            <text:p>Virgin America</text:p>
          </table:table-cell>
          <table:table-cell office:value-type="string">
            <text:p>@VirginAmerica Grouping Virgin in with the others now. BOS weather has exposed their actual Cus Serv model. Never Flight Booking Problems with Virgin again!</text:p>
          </table:table-cell>
          <table:table-cell office:value="5.8015007208882885" office:value-type="float"/>
          <table:table-cell office:value="0.099" office:value-type="float"/>
          <table:table-cell office:value="0.2991956781869469" office:value-type="float"/>
        </table:table-row>
        <table:table-row>
          <table:table-cell office:value="8268" office:value-type="float"/>
          <table:table-cell office:value-type="string">
            <text:p>Delta</text:p>
          </table:table-cell>
          <table:table-cell office:value-type="string">
            <text:p>@JetBlue not to get into semantics here but "by" means "within the extent or period of; during" and it is still technically 2/19 #dictionary</text:p>
          </table:table-cell>
          <table:table-cell office:value="6.306770069130474" office:value-type="float"/>
          <table:table-cell office:value="0.0" office:value-type="float"/>
          <table:table-cell office:value="0.2822046108466887" office:value-type="float"/>
        </table:table-row>
        <table:table-row>
          <table:table-cell office:value="11310" office:value-type="float"/>
          <table:table-cell office:value-type="string">
            <text:p>US Airways</text:p>
          </table:table-cell>
          <table:table-cell office:value-type="string">
            <text:p>@USAirways I have been doing that all day. Can't find my bag anywhere bc they're saying it was never scanned &amp;amp; technically never left LAX.</text:p>
          </table:table-cell>
          <table:table-cell office:value="6.306770069130474" office:value-type="float"/>
          <table:table-cell office:value="0.0" office:value-type="float"/>
          <table:table-cell office:value="0.2822046108466887" office:value-type="float"/>
        </table:table-row>
        <table:table-row>
          <table:table-cell office:value="14248" office:value-type="float"/>
          <table:table-cell office:value-type="string">
            <text:p>American</text:p>
          </table:table-cell>
          <table:table-cell office:value-type="string">
            <text:p>@AmericanAir @dfwairport listening to all the flights taking off over my house and kicking myself for Flight Booking Problems an AM flight tomorrow. Iceday?</text:p>
          </table:table-cell>
          <table:table-cell office:value="6.258916290141886" office:value-type="float"/>
          <table:table-cell office:value="0.0" office:value-type="float"/>
          <table:table-cell office:value="0.2800633314074527" office:value-type="float"/>
        </table:table-row>
        <table:table-row>
          <table:table-cell office:value="30" office:value-type="float"/>
          <table:table-cell office:value-type="string">
            <text:p>Virgin America</text:p>
          </table:table-cell>
          <table:table-cell office:value-type="string">
            <text:p>@VirginAmerica hi! I just bked a cool birthday trip with you, but i can't add my elevate no. cause i entered my middle name during Flight Booking Problems 😢</text:p>
          </table:table-cell>
          <table:table-cell office:value="5.8015007208882885" office:value-type="float"/>
          <table:table-cell office:value="0.045" office:value-type="float"/>
          <table:table-cell office:value="0.2775956781869469" office:value-type="float"/>
        </table:table-row>
        <table:table-row>
          <table:table-cell office:value="86" office:value-type="float"/>
          <table:table-cell office:value-type="string">
            <text:p>Virgin America</text:p>
          </table:table-cell>
          <table:table-cell office:value-type="string">
            <text:p>@VirginAmerica Can't bring up my reservation online using Flight Booking Problems code</text:p>
          </table:table-cell>
          <table:table-cell office:value="5.8015007208882885" office:value-type="float"/>
          <table:table-cell office:value="0.0" office:value-type="float"/>
          <table:table-cell office:value="0.2595956781869469" office:value-type="float"/>
        </table:table-row>
        <table:table-row>
          <table:table-cell office:value="305" office:value-type="float"/>
          <table:table-cell office:value-type="string">
            <text:p>Virgin America</text:p>
          </table:table-cell>
          <table:table-cell office:value-type="string">
            <text:p>@VirginAmerica The Flight Booking Problems section of your website seems to be broken on Chrome. Might wanna look into that.</text:p>
          </table:table-cell>
          <table:table-cell office:value="5.8015007208882885" office:value-type="float"/>
          <table:table-cell office:value="0.0" office:value-type="float"/>
          <table:table-cell office:value="0.2595956781869469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3-04T10:23:31.917609</meta:creation-date>
    <dc:date>2023-03-04T10:23:31.953093</dc:date>
    <meta:generator>http://pypi.python.org/pypi/ezodf/0.1.0$Python3.10.10 (main, Feb  8 2023, 00:00:00) [GCC 12.2.1 20221121 (Red Hat 12.2.1-4)]</meta:generator>
    <meta:document-statistic/>
    <meta:editing-cycles>1</meta:editing-cycles>
  </office:meta>
</office:document-meta>
</file>